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&lt;li&gt;&lt;%= link_to (t 'menu.staffattendance'), <text:tab/>{:controller =&gt; 'attendances', <text:tab/><text:s text:c="2"/>:action =&gt; 'index'} %&gt;&lt;/li&gt; &lt;!-- Staff Attendance--&gt;</text:p>
      <text:p text:style-name="P1"><text:tab/><text:tab/>&lt;% end %&gt;</text:p>
      <text:p text:style-name="P1"><text:tab/><text:tab/></text:p>
      <text:p text:style-name="P1"><text:tab/><text:tab/>&lt;% permitted_to? :manage, :evaluate_coaches do %&gt;</text:p>
      <text:p text:style-name="P1"><text:tab/><text:tab/>&lt;li&gt;&lt;%= link_to (t 'menu.instructor'), <text:tab/><text:s text:c="2"/><text:tab/><text:tab/>{:controller =&gt; 'evaluate_coaches', :action =&gt; 'index'} %&gt;&lt;/li&gt;&lt;!--Instructor Appraisal--&gt;</text:p>
      <text:p text:style-name="P1"><text:tab/><text:s text:c="4"/>&lt;% end %&gt;</text:p>
      <text:p text:style-name="P1"><text:tab/><text:tab/></text:p>
      <text:p text:style-name="P1"><text:tab/><text:tab/>&lt;% permitted_to? :manage, :staffs do %&gt;</text:p>
      <text:p text:style-name="P1"><text:tab/><text:tab/>&lt;li&gt;&lt;%= link_to (t 'menu.task'), <text:tab/><text:tab/><text:s text:c="8"/>{:controller =&gt; 'positions', <text:tab/>:action =&gt; 'index'} %&gt;&lt;/li&gt;&lt;!-- Task &amp; Responsibilities--&gt;</text:p>
      <text:p text:style-name="P1"><text:tab/><text:tab/>&lt;% end %&gt;</text:p>
      <text:p text:style-name="P1"><text:tab/><text:tab/><text:tab/></text:p>
      <text:p text:style-name="P1"><text:tab/><text:tab/>&lt;% permitted_to? :menu, :staffs do %&gt;</text:p>
      <text:p text:style-name="P1"><text:tab/><text:tab/>&lt;li&gt;&lt;a href="#"&gt;&lt;%= t 'menu.leave' %&gt; &gt;&lt;/a&gt;&lt;!-- Staff Leave--&gt;</text:p>
      <text:p text:style-name="P1"><text:tab/><text:tab/><text:tab/>&lt;ul class="sub_menu"&gt;</text:p>
      <text:p text:style-name="P1"><text:tab/><text:tab/><text:tab/><text:tab/>&lt;li&gt;&lt;%= link_to (t 'menu.approve'), <text:tab/>{:controller =&gt; 'leaveforstaffs', <text:tab/>:action =&gt; 'index'} %&gt;&lt;/li&gt;&lt;!--Lists of Leave--&gt;</text:p>
      <text:p text:style-name="P1"><text:tab/><text:tab/><text:tab/><text:tab/>&lt;li&gt;&lt;%= link_to (t 'menu.apply'), <text:tab/><text:tab/>{:controller =&gt; 'leaveforstaffs', <text:tab/>:action =&gt; 'new'} %&gt;&lt;/li&gt;&lt;!--Staff Apply Leave--&gt;</text:p>
      <text:p text:style-name="P1"><text:tab/><text:tab/><text:tab/>&lt;/ul&gt;</text:p>
      <text:p text:style-name="P1"><text:tab/><text:tab/>&lt;/li&gt;</text:p>
      <text:p text:style-name="P1"><text:tab/><text:tab/>&lt;% end %&gt;</text:p>
      <text:p text:style-name="P1"><text:tab/><text:tab/>&lt;li&gt;&lt;a href="#"&gt;&lt;%= t 'menu.claim' %&gt; &gt;&lt;/a&gt;&lt;!-- Staff Claim Submission--&gt;</text:p>
      <text:p text:style-name="P1"><text:tab/><text:tab/><text:tab/>&lt;ul class="sub_menu"&gt;</text:p>
      <text:p text:style-name="P1"><text:tab/><text:tab/><text:tab/><text:tab/>&lt;li&gt;&lt;%= link_to 'Reservation Office Vehicle', {:controller =&gt; 'bookingvehicles', :action =&gt; 'index'} %&gt;&lt;/li&gt;&lt;!-- Staff Transport Booking--&gt;</text:p>
      <text:p text:style-name="P1"><text:tab/><text:tab/><text:tab/><text:tab/>&lt;li&gt;&lt;%= link_to (t 'menu.travel'), <text:tab/><text:tab/><text:s text:c="6"/>{:controller =&gt; 'travelrequests', <text:s/>:action =&gt; 'index'} %&gt;&lt;/li&gt;&lt;!-- Staff Travel Request--&gt;</text:p>
      <text:p text:style-name="P1"><text:tab/><text:tab/><text:tab/><text:tab/>&lt;li&gt;&lt;%= link_to (t 'menu.claim'), <text:tab/><text:tab/><text:s text:c="6"/>{:controller =&gt; 'travelclaims', <text:tab/><text:s/>:action =&gt; 'index'} %&gt;&lt;/li&gt;&lt;!-- Staff Travel Claim--&gt;</text:p>
      <text:p text:style-name="P1"><text:tab/><text:tab/><text:tab/>&lt;/ul&gt;</text:p>
      <text:p text:style-name="P1"><text:tab/><text:tab/>&lt;/li&gt;</text:p>
      <text:p text:style-name="P1"><text:tab/><text:tab/></text:p>
      <text:p text:style-name="P1"><text:tab/><text:tab/>&lt;li&gt;&lt;a href="#"&gt;&lt;%= t 'menu.professional' %&gt; &gt;&lt;/a&gt;&lt;!--Professional Development--&gt;</text:p>
      <text:p text:style-name="P1"><text:tab/><text:tab/><text:tab/>&lt;ul class="sub_menu"&gt;</text:p>
      <text:p text:style-name="P1"><text:tab/><text:tab/><text:tab/><text:tab/>&lt;% permitted_to? :manage, :ptbudgets do %&gt;</text:p>
      <text:p text:style-name="P1"><text:tab/><text:tab/><text:tab/><text:tab/>&lt;li&gt;&lt;%= link_to (t 'menu.budget'), <text:tab/>ptbudgets_path %&gt; &lt;/li&gt;&lt;!--Training Budget--&gt;</text:p>
      <text:p text:style-name="P1"><text:tab/><text:tab/><text:tab/><text:tab/>&lt;li&gt;&lt;%= link_to (t 'menu.schedule'), ptschedules_path %&gt;&lt;/li&gt;&lt;!--Training Course &amp; Schedule--&gt;</text:p>
      <text:p text:style-name="P1"><text:tab/><text:tab/><text:tab/><text:tab/>&lt;% end %&gt;</text:p>
      <text:p text:style-name="P1"><text:tab/><text:tab/><text:tab/><text:tab/>&lt;li&gt;&lt;%= link_to (t 'menu.applytraining'), <text:tab/>{:controller =&gt; 'ptschedules', :action =&gt; 'apply'} %&gt;&lt;/li&gt;&lt;!--Apply Training--&gt;</text:p>
      <text:p text:style-name="P1"><text:tab/><text:tab/><text:tab/><text:tab/>&lt;% permitted_to? :index, :ptdos do %&gt;<text:tab/></text:p>
      <text:p text:style-name="P1"><text:tab/><text:tab/><text:tab/><text:tab/>&lt;li&gt;&lt;%= link_to (t 'menu.status'), ptdos_path %&gt;&lt;/li&gt;&lt;!--Training Application--&gt;</text:p>
      <text:p text:style-name="P1"><text:tab/><text:tab/><text:tab/><text:tab/>&lt;% end %&gt;</text:p>
      <text:p text:style-name="P1"><text:tab/><text:tab/><text:tab/>&lt;/ul&gt;</text:p>
      <text:p text:style-name="P1"><text:tab/><text:tab/>&lt;/li&gt;</text:p>
      <text:p text:style-name="P1"><text:tab/><text:tab/>&lt;% permitted_to? :manage, :staffs do %&gt;</text:p>
      <text:p text:style-name="P1"><text:tab/><text:tab/>&lt;li&gt;&lt;a href="#"&gt;&lt;%= t 'menu.report' %&gt; &gt; &lt;/a&gt; &lt;!--Report--&gt;</text:p>
      <text:p text:style-name="P1"><text:tab/><text:tab/><text:tab/>&lt;ul class="sub_menu"&gt;</text:p>
      <text:p text:style-name="P1"><text:tab/><text:tab/><text:tab/><text:tab/>&lt;li&gt;&lt;%= link_to 'Maklumat Perjawatan', <text:s text:c="5"/><text:tab/>{:controller =&gt; 'positions', <text:tab/>:action =&gt; 'maklumat_perjawatan_LA'} %&gt;&lt;/li&gt;</text:p>
      <text:p text:style-name="P1"><text:tab/><text:tab/><text:tab/><text:tab/>&lt;li&gt;&lt;%= link_to 'Laporan Harian Cuti Staf', <text:tab/>{:controller =&gt; 'leaveforstaffs', <text:tab/>:action =&gt; 'laporan_cuti'} %&gt;&lt;/li&gt;</text:p>
      <text:p text:style-name="P1"><text:tab/><text:tab/><text:tab/><text:tab/>&lt;li&gt;&lt;%= link_to 'Laporan Penilaian Jurulatih', <text:tab/>{:controller =&gt; 'evaluate_coaches', <text:tab/>:action =&gt; 'report_evaluate_instructor'} %&gt;&lt;/li&gt;</text:p>
      <text:p text:style-name="P1"><text:tab/><text:tab/><text:tab/>&lt;/ul&gt;</text:p>
      <text:p text:style-name="P1"><text:tab/><text:tab/>&lt;/li&gt;</text:p>
      <text:p text:style-name="P1"><text:tab/><text:tab/>&lt;% end %&gt;</text:p>
      <text:p text:style-name="P1"/>
      <text:p text:style-name="P1"/>
      <text:p text:style-name="P1"/>
      <text:p text:style-name="P1"/>
      <text:p text:style-name="P1"/>
      <text:p text:style-name="P1"><text:tab/>&lt;!-- Asset Menu --&gt;</text:p>
      <text:p text:style-name="P1"><text:s text:c="4"/>&lt;% permitted_to? :menu, :suppliers do %&gt;</text:p>
      <text:p text:style-name="P1"><text:tab/>&lt;li&gt;&lt;a href="#"&gt;&lt;%= t 'menu.asset' %&gt;&lt;/a&gt;</text:p>
      <text:p text:style-name="P1"><text:tab/><text:tab/>&lt;ul class="sub_menu"&gt;</text:p>
      <text:p text:style-name="P1"><text:tab/><text:tab/><text:tab/>&lt;% permitted_to? :manage, :suppliers do %&gt;</text:p>
      <text:p text:style-name="P1"><text:tab/><text:tab/><text:tab/>&lt;li&gt;&lt;%= link_to (t 'menu.office'), <text:tab/><text:tab/>{:controller =&gt; 'suppliers', <text:tab/>:action =&gt; 'index'} %&gt;&lt;/li&gt; <text:s/>&lt;!--Office Supplier--&gt;</text:p>
      <text:p text:style-name="P1"><text:tab/><text:tab/><text:tab/>&lt;% end %&gt;</text:p>
      <text:p text:style-name="P1"><text:tab/><text:tab/><text:tab/>&lt;li&gt;&lt;%= link_to (t 'menu.stock'), <text:tab/><text:tab/>{:controller =&gt; 'stocks', <text:tab/><text:tab/>:action =&gt; 'index'} %&gt;&lt;/li&gt; <text:s/>&lt;!--Stock Application--&gt;</text:p>
      <text:p text:style-name="P1"><text:tab/><text:tab/><text:tab/>&lt;li&gt;&lt;%= link_to (t 'menu.facility'), <text:s text:c="7"/>{:controller =&gt; 'bookingfacilities', <text:s/>:action =&gt; 'index'} %&gt;&lt;/li&gt;&lt;!--Reservation Facilities--&gt;<text:tab/></text:p>
      <text:p text:style-name="P1"><text:tab/><text:tab/>&lt;/ul&gt;</text:p>
      <text:p text:style-name="P1"><text:tab/>&lt;/li&gt;</text:p>
      <text:p text:style-name="P1"><text:s text:c="2"/>&lt;% end %&gt;</text:p>
      <text:p text:style-name="P1"><text:tab/></text:p>
      <text:p text:style-name="P1"><text:tab/></text:p>
      <text:p text:style-name="P1"><text:tab/>&lt;!-- Locations Menu --&gt;</text:p>
      <text:p text:style-name="P1"><text:tab/>&lt;% permitted_to? :manage, :locations do %&gt;</text:p>
      <text:p text:style-name="P1"><text:tab/>&lt;li&gt;&lt;a href="#"&gt;&lt;%= t 'menu.location' %&gt;&lt;/a&gt;</text:p>
      <text:p text:style-name="P1"><text:tab/><text:tab/>&lt;ul class="sub_menu"&gt;</text:p>
      <text:p text:style-name="P1"><text:tab/><text:tab/><text:tab/>&lt;% permitted_to? :manage, :locations do %&gt;</text:p>
      <text:p text:style-name="P1"><text:tab/><text:tab/><text:tab/><text:tab/>&lt;li&gt;&lt;%= link_to (t 'menu.residence'), <text:tab/>{:controller =&gt; 'locations', <text:tab/>:action =&gt; 'index'} %&gt;&lt;/li&gt; <text:s text:c="5"/>&lt;!--Location Management--&gt;</text:p>
      <text:p text:style-name="P1"><text:tab/><text:tab/><text:tab/><text:tab/>&lt;li&gt;&lt;%= link_to (t 'menu.tenant'), <text:s text:c="5"/>{:controller =&gt; 'tenants', <text:tab/><text:tab/>:action =&gt; 'index'} %&gt;&lt;/li&gt; <text:s text:c="5"/>&lt;!--Tenants--&gt;</text:p>
      <text:p text:style-name="P1"><text:tab/><text:tab/><text:tab/><text:tab/>&lt;li&gt;&lt;%= link_to 'Location Tree',<text:tab/><text:tab/>{:controller =&gt; 'locations', <text:tab/>:action =&gt; 'indextree'} %&gt;&lt;/li&gt; <text:s/>&lt;!--Location Tree--&gt;</text:p>
      <text:p text:style-name="P1"><text:tab/><text:tab/><text:tab/>&lt;% end %&gt;</text:p>
      <text:p text:style-name="P1"><text:tab/><text:tab/>&lt;/ul&gt;</text:p>
      <text:p text:style-name="P1"><text:tab/>&lt;/li&gt;</text:p>
      <text:p text:style-name="P1"><text:tab/>&lt;% end %&gt;</text:p>
      <text:p text:style-name="P1"><text:tab/></text:p>
      <text:p text:style-name="P1"><text:tab/></text:p>
      <text:p text:style-name="P1"><text:tab/>&lt;!-- E-Filing Menu --&gt;</text:p>
      <text:p text:style-name="P1"><text:s text:c="3"/>&lt;% permitted_to? :menu, :pages do %&gt;</text:p>
      <text:p text:style-name="P1"><text:tab/>&lt;li&gt;&lt;a href="#"&gt;&lt;%= t 'menu.filling' %&gt;&lt;/a&gt;</text:p>
      <text:p text:style-name="P1"><text:tab/><text:tab/>&lt;ul class="sub_menu"&gt;</text:p>
      <text:p text:style-name="P1"><text:tab/><text:tab/>&lt;% permitted_to? :manage, :pages do %&gt;</text:p>
      <text:p text:style-name="P1"><text:tab/><text:tab/><text:tab/>&lt;li&gt;&lt;%= link_to (t 'menu.info'), <text:tab/><text:tab/>{:controller =&gt; 'pages', <text:tab/><text:tab/>:action =&gt; 'edit', <text:s/>:id =&gt; 1} %&gt;&lt;/li&gt;&lt;!--Campus Info--&gt;</text:p>
      <text:p text:style-name="P1"><text:tab/><text:tab/><text:tab/>&lt;li&gt;&lt;%= link_to (t 'menu.event'), <text:tab/><text:tab/>{:controller =&gt; 'events', <text:tab/><text:tab/>:action =&gt; 'index'} %&gt;&lt;/li&gt; <text:s text:c="9"/>&lt;!--Campus Event--&gt;</text:p>
      <text:p text:style-name="P1"><text:tab/><text:tab/><text:tab/>&lt;li&gt;&lt;%= link_to (t 'menu.bulletin'), <text:tab/>{:controller =&gt; 'bulletins', <text:tab/>:action =&gt; 'index'} %&gt;&lt;/li&gt; <text:s text:c="9"/>&lt;!--Bulletin Board--&gt;</text:p>
      <text:p text:style-name="P1"><text:tab/><text:tab/>&lt;% end %&gt;</text:p>
      <text:p text:style-name="P1"><text:tab/><text:tab/><text:tab/>&lt;li&gt;&lt;%= link_to (t 'menu.file'), <text:tab/><text:tab/>{:controller =&gt; 'cofiles', <text:tab/><text:tab/>:action =&gt; 'index'} %&gt;&lt;/li&gt; <text:s text:c="9"/>&lt;!--File Registry--&gt;</text:p>
      <text:p text:style-name="P1"><text:tab/><text:tab/><text:tab/>&lt;li&gt;&lt;%= link_to (t 'menu.document'), <text:tab/>{:controller =&gt; 'documents', <text:tab/><text:tab/>:action =&gt; 'index'} %&gt;&lt;/li&gt; <text:s text:c="5"/>&lt;!--Document Management--&gt;</text:p>
      <text:p text:style-name="P1"><text:tab/><text:tab/><text:tab/>&lt;li&gt;&lt;%= link_to 'Local Messaging', <text:tab/><text:s text:c="2"/>{:controller =&gt; 'messages', <text:tab/><text:tab/>:action =&gt; 'index'} <text:s/>%&gt;&lt;/li&gt; <text:s text:c="8"/>&lt;!--Local Messaging--&gt;</text:p>
      <text:p text:style-name="P1"><text:tab/><text:tab/>&lt;/ul&gt;<text:tab/></text:p>
      <text:p text:style-name="P1"><text:tab/>&lt;/li&gt;</text:p>
      <text:p text:style-name="P1"><text:s text:c="3"/>&lt;% end %&gt;</text:p>
      <text:p text:style-name="P1"/>
      <text:p text:style-name="P1"><text:tab/></text:p>
      <text:p text:style-name="P1"><text:tab/>&lt;!-- Library Menu --&gt;</text:p>
      <text:p text:style-name="P1"><text:tab/>&lt;li&gt;&lt;a href="#"&gt;&lt;%= t 'menu.library' %&gt;&lt;/a&gt;</text:p>
      <text:p text:style-name="P1"><text:tab/><text:tab/>&lt;ul class="sub_menu"&gt;</text:p>
      <text:p text:style-name="P1"><text:tab/><text:tab/><text:tab/>&lt;li&gt;&lt;%= link_to (t 'menu.rules'), <text:s text:c="3"/>{:controller =&gt; 'books', <text:tab/>:action =&gt; 'rules'} %&gt;&lt;/li&gt;&lt;!--Rules &amp; Regulations--&gt;</text:p>
      <text:p text:style-name="P1"><text:tab/><text:tab/><text:tab/>&lt;li&gt;&lt;%= link_to (t 'menu.resources'), <text:s text:c="4"/>{:controller =&gt; 'books', <text:tab/>:action =&gt; 'index'} %&gt;&lt;/li&gt; <text:s text:c="15"/>&lt;!--Library Catalog Book--&gt;</text:p>
      <text:p text:style-name="P1"><text:tab/><text:tab/><text:tab/>&lt;li&gt;&lt;%= link_to (t 'menu.transaction'), <text:s text:c="2"/>{:controller =&gt; 'librarytransactions', <text:tab/>:action =&gt; 'index'} %&gt;&lt;/li&gt;&lt;!--Library Transactions--&gt;</text:p>
      <text:p text:style-name="P1"><text:tab/><text:tab/><text:tab/>&lt;% permitted_to? :manage, :librarytransactions do %&gt;</text:p>
      <text:p text:style-name="P1"><text:tab/><text:tab/><text:tab/>&lt;li&gt;&lt;%= link_to 'Statistics', <text:s text:c="3"/><text:tab/><text:tab/><text:s text:c="2"/>{:controller =&gt; 'viewer', <text:tab/>:action =&gt; 'librarystats'} %&gt;&lt;/li&gt; <text:s text:c="4"/>&lt;!--Library Statistic--&gt;</text:p>
      <text:p text:style-name="P1"><text:tab/><text:tab/><text:tab/>&lt;li&gt;&lt;%= link_to 'Help', <text:s text:c="3"/><text:tab/><text:tab/><text:tab/><text:s text:c="6"/>{:controller =&gt; 'books', <text:tab/>:action =&gt; 'help'} %&gt;&lt;/li&gt;</text:p>
      <text:p text:style-name="P1"><text:tab/><text:tab/><text:tab/>&lt;li&gt;&lt;%= link_to 'Laporan Lewat Pemulangan Buku', <text:s text:c="3"/><text:tab/><text:tab/><text:tab/><text:s text:c="6"/>{:controller =&gt; 'librarytransactions', <text:tab/>:action =&gt; 'report_overdue'} %&gt;&lt;/li&gt;</text:p>
      <text:p text:style-name="P1"><text:tab/><text:tab/><text:tab/>&lt;% end %&gt;</text:p>
      <text:p text:style-name="P1"><text:tab/><text:tab/>&lt;/ul&gt;</text:p>
      <text:p text:style-name="P1"><text:tab/>&lt;/li&gt;</text:p>
      <text:p text:style-name="P1"/>
      <text:p text:style-name="P1"><text:s text:c="3"/>&lt;!-- Document MS:ISO --&gt;</text:p>
      <text:p text:style-name="P1">&lt;% permitted_to? :menu, :downloads do %&gt;</text:p>
      <text:p text:style-name="P1"><text:tab/>&lt;li&gt;&lt;a href="#"&gt;Muat Turun&lt;/a&gt;</text:p>
      <text:p text:style-name="P1"><text:tab/><text:tab/>&lt;ul class="sub_menu"&gt;</text:p>
      <text:p text:style-name="P1"><text:tab/><text:tab/><text:tab/>&lt;li&gt;&lt;%= link_to 'KKM', {:controller =&gt; 'downloads', :action =&gt; 'doc_upload_kkm'} %&gt;&lt;/li&gt; &lt;!--Borang KKM--&gt;</text:p>
      <text:p text:style-name="P1"><text:tab/><text:tab/><text:tab/>&lt;li&gt;&lt;%= link_to 'TBL', {:controller =&gt; 'downloads', :action =&gt; 'doc_upload_tbl'} %&gt;&lt;/li&gt; &lt;!--Borang TBL--&gt;</text:p>
      <text:p text:style-name="P1"><text:tab/><text:tab/><text:tab/>&lt;li&gt;&lt;%= link_to 'RAN', {:controller =&gt; 'downloads', :action =&gt; 'doc_upload_ran'} %&gt;&lt;/li&gt; &lt;!--Borang RAN--&gt;</text:p>
      <text:p text:style-name="P1"><text:tab/><text:tab/><text:tab/>&lt;li&gt;&lt;%= link_to 'KS', <text:s/>{:controller =&gt; 'downloads', :action =&gt; 'doc_upload_ks'} %&gt;&lt;/li&gt; <text:s/>&lt;!--Borang KS--&gt;</text:p>
      <text:p text:style-name="P1"><text:tab/><text:tab/><text:tab/>&lt;li&gt;&lt;%= link_to 'WP', <text:s/>{:controller =&gt; 'downloads', :action =&gt; 'doc_upload_wp'} %&gt;&lt;/li&gt; <text:s/>&lt;!--Borang WP--&gt;</text:p>
      <text:p text:style-name="P1"><text:tab/><text:tab/>&lt;/ul&gt;</text:p>
      <text:p text:style-name="P1"><text:tab/>&lt;/li&gt;</text:p>
      <text:p text:style-name="P1"><text:tab/>&lt;% end 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5</meta:generator>
  </office:meta>
</office:document-meta>
</file>